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4.00pt" fo:font-weight="normal" fo:font-family="'Liberation Serif'" style:font-family-asian="'Liberation Serif'" style:font-family-complex="'Liberation Serif'"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4.00pt" fo:font-weight="normal" fo:font-family="'Liberation Serif'" style:font-family-asian="'Liberation Serif'" style:font-family-complex="'Liberation Serif'"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4.00pt" fo:font-weight="normal" fo:font-family="'Liberation Serif'" style:font-family-asian="'Liberation Serif'" style:font-family-complex="'Liberation Serif'"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fo:font-family="'Liberation Serif'" style:font-family-asian="'Liberation Serif'" style:font-family-complex="'Liberation Serif'"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4.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normal"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normal" fo:font-family="'Liberation Serif'" style:font-family-asian="'Liberation Serif'" style:font-family-complex="'Liberation Serif'"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4.00pt" fo:font-weight="normal" fo:font-family="'Liberation Serif'" style:font-family-asian="'Liberation Serif'" style:font-family-complex="'Liberation Serif'"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4.00pt" fo:font-weight="normal" fo:font-family="'Liberation Serif'" style:font-family-asian="'Liberation Serif'" style:font-family-complex="'Liberation Serif'"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4.00pt" fo:font-weight="normal" fo:font-family="'Liberation Serif'" style:font-family-asian="'Liberation Serif'" style:font-family-complex="'Liberation Serif'"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T32" style:family="text">
      <style:text-properties fo:font-size="16.00pt" fo:font-weight="bold" style:text-underline-mode="continuous" style:text-underline-type="single" style:text-underline-style="solid" style:text-underline-width="normal" fo:font-family="'Liberation Serif'" style:font-family-asian="'Liberation Serif'" style:font-family-complex="'Liberation Serif'" fo:background-color="transparent" style:use-window-font-color="true"/>
    </style:style>
    <style:style style:name="T33" style:family="text">
      <style:text-properties fo:font-size="11.00pt" fo:font-weight="normal" fo:font-family="Calibri" style:font-family-asian="Calibri" style:font-family-complex="Calibri" fo:background-color="transparent" style:use-window-font-color="true"/>
    </style:style>
    <style:style style:name="T34" style:family="text">
      <style:text-properties fo:font-size="14.00pt" fo:font-weight="normal" fo:font-family="'Liberation Serif'" style:font-family-asian="'Liberation Serif'" style:font-family-complex="'Liberation Serif'"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4.00pt" fo:font-weight="normal" fo:font-family="'Liberation Serif'" style:font-family-asian="'Liberation Serif'" style:font-family-complex="'Liberation Serif'" fo:background-color="transparent" style:use-window-font-color="true"/>
    </style:style>
    <style:style style:name="T37"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left"/>
    </style:style>
  </office:automatic-styles>
  <office:body>
    <office:text>
      <text:p text:style-name="P1"><text:span text:style-name="T1"/></text:p>
      <text:p text:style-name="P1"><text:span text:style-name="T1"/></text:p>
      <text:p text:style-name="P1"><text:span text:style-name="T1"/></text:p>
      <text:p text:style-name="P1"><text:span text:style-name="T2">INTRODUCTION OF SRS</text:span></text:p>
      <text:p text:style-name="P1"><text:span text:style-name="T3"/></text:p>
      <text:p text:style-name="P1"><text:span text:style-name="T3"/></text:p>
      <text:p text:style-name="P1"><text:span text:style-name="T3"/></text:p>
      <text:p text:style-name="P1"><text:span text:style-name="T4">The software requirement specification is designed to document and describe the agreement between the customer and the developer regarding specification of software product requested.</text:span></text:p>
      <text:p text:style-name="P1"><text:span text:style-name="T5"/></text:p>
      <text:p text:style-name="P1"><text:span text:style-name="T6">It's primary purpose is to provide a clear and descriptive statement of our requirements .That can be used as a refrence in further development of the software system</text:span></text:p>
      <text:p text:style-name="P1"><text:span text:style-name="T7"/></text:p>
      <text:p text:style-name="P1"><text:span text:style-name="T8">This software requirement specification aims to describe the functionality ,external interfaces attributes and design constraints imposed on implementation of software system.Throughout the description of the software system the language and terminology used should be unambiguos and persistent throghout the document.</text:span></text:p>
      <text:p text:style-name="P1"><text:span text:style-name="T9"/></text:p>
      <text:p text:style-name="P1"><text:span text:style-name="T9"/></text:p>
      <text:p text:style-name="P1"><text:span text:style-name="T9"/></text:p>
      <text:p text:style-name="P1"><text:span text:style-name="T10">OUR REQUIREMENT</text:span></text:p>
      <text:p text:style-name="P1"><text:span text:style-name="T11"/></text:p>
      <text:p text:style-name="P1"><text:span text:style-name="T11"/></text:p>
      <text:p text:style-name="P1"><text:span text:style-name="T12">We studied<text:s text:c="2"/>about different languages to be used in the software designing.</text:span></text:p>
      <text:p text:style-name="P1"><text:span text:style-name="T12">HTML Tag</text:span></text:p>
      <text:p text:style-name="P1"><text:span text:style-name="T12">(1)Menu bar</text:span></text:p>
      <text:p text:style-name="P1"><text:span text:style-name="T12">(2)Div</text:span></text:p>
      <text:p text:style-name="P1"><text:span text:style-name="T12">(3)Section</text:span></text:p>
      <text:p text:style-name="P1"><text:span text:style-name="T12">(4)List (li),ul(unordered)</text:span></text:p>
      <text:p text:style-name="P1"><text:span text:style-name="T12">(5)Href(hyperlink)</text:span></text:p>
      <text:p text:style-name="P1"><text:span text:style-name="T12">(6)Fig Caption (To show caption on images)</text:span></text:p>
      <text:p text:style-name="P1"><text:span text:style-name="T13"/></text:p>
      <text:p text:style-name="P1"><text:span text:style-name="T14">Apart from these<text:s text:c="2"/>Html tags we also studied about CSS and Bootstrap.</text:span></text:p>
      <text:p text:style-name="P1"><text:span text:style-name="T15"/></text:p>
      <text:p text:style-name="P1"><text:span text:style-name="T15"/></text:p>
      <text:p text:style-name="P1"><text:span text:style-name="T16">SOURCES FROM WHERE WE STUDIED </text:span></text:p>
      <text:p text:style-name="P1"><text:span text:style-name="T17"/></text:p>
      <text:p text:style-name="P1"><text:span text:style-name="T18">(1)W3school.com</text:span></text:p>
      <text:p text:style-name="P1"><text:span text:style-name="T18">(2)Tutorial Point</text:span></text:p>
      <text:p text:style-name="P1"><text:span text:style-name="T18">(3)Stack Overflow</text:span></text:p>
      <text:p text:style-name="P1"><text:span text:style-name="T19"/></text:p>
      <text:p text:style-name="P1"><text:span text:style-name="T19"/></text:p>
      <text:p text:style-name="P1"><text:span text:style-name="T20">All the information about different tour places in India we gathered from google. We also gather different images from different places<text:s text:c="2"/>by google to make our software more attractive for the customers.</text:span></text:p>
      <text:p text:style-name="P1"><text:span text:style-name="T21"/></text:p>
      <text:p text:style-name="P1"><text:span text:style-name="T21"/></text:p>
      <text:p text:style-name="P1"><text:span text:style-name="T21"/></text:p>
      <text:p text:style-name="P1"><text:span text:style-name="T21"/></text:p>
      <text:p text:style-name="P1"><text:span text:style-name="T21"/></text:p>
      <text:p text:style-name="P1"><text:span text:style-name="T22">CHANGE HISTORY WITH TASTE RESULT</text:span></text:p>
      <text:p text:style-name="P1"><text:span text:style-name="T23"/></text:p>
      <text:p text:style-name="P1"><text:span text:style-name="T23"/></text:p>
      <text:p text:style-name="P1"><text:span text:style-name="T24">I checked all the buttons by clicking on it to check wether it is working properly or not.Some of the buttons were not working properly due to mistake or error in code.</text:span></text:p>
      <text:p text:style-name="P1"><text:span text:style-name="T24">I corrected all the mistakes and<text:s text:c="2"/>errors in buttons.</text:span></text:p>
      <text:p text:style-name="P1"><text:span text:style-name="T25"/></text:p>
      <text:p text:style-name="P1"><text:span text:style-name="T26">I checked<text:s text:c="2"/>all the different types of color combination or designing of the software </text:span></text:p>
      <text:p text:style-name="P1"><text:span text:style-name="T26">somewhere little bit changing was required.color combination or all the designes were corrected in the way that it was made as much attractive as possible.</text:span></text:p>
      <text:p text:style-name="P1"><text:span text:style-name="T27"/></text:p>
      <text:p text:style-name="P1"><text:span text:style-name="T28">After checking buttons I checked all the<text:s text:c="2"/>images<text:s text:c="2"/>where<text:s text:c="2"/>fig caption was use to show caption on the image .It was working properly there was not any requirement of correction.</text:span></text:p>
      <text:p text:style-name="P1"><text:span text:style-name="T29"/></text:p>
      <text:p text:style-name="P1"><text:span text:style-name="T29"/></text:p>
      <text:p text:style-name="P1"><text:span text:style-name="T30">I checked all the images that the image is at proper place from where it belongs to.</text:span></text:p>
      <text:p text:style-name="P1"><text:span text:style-name="T30">For ex image of TAJMAHAL mahal was used to show information about the Agra city.</text:span></text:p>
      <text:p text:style-name="P1"><text:span text:style-name="T30">Total 18 images from different places are used<text:s text:c="2"/>to show information about each place.</text:span></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1"/></text:p>
      <text:p text:style-name="P1"><text:span text:style-name="T32">TEST RESULT</text:span></text:p>
      <text:p text:style-name="P1"><text:span text:style-name="T33"/></text:p>
      <text:p text:style-name="P1"><text:span text:style-name="T33"/></text:p>
      <text:p text:style-name="P1"><text:span text:style-name="T34">Lastly after complete testing and correction of all the<text:s text:c="2"/>errors or mistakes it<text:s text:c="2"/>was prepared .the complete design of software is going on accordingly requirement or convenience of customer.</text:span></text:p>
      <text:p text:style-name="P1"><text:span text:style-name="T35"/></text:p>
      <text:p text:style-name="P1"><text:span text:style-name="T36">I think the software will be sucessful to impress the customer fulfilling their all desire.We will be able to win the trust of our customers</text:span></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text:p text:style-name="P1"><text:span text:style-name="T37"/></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